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/>
    <style:font-face style:name="Linux Libertine O1" svg:font-family="'Linux Libertine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Linux Libertine O1" fo:font-size="6pt" officeooo:rsid="005f93c4" officeooo:paragraph-rsid="001b4971" style:font-size-asian="6pt" style:font-size-complex="6pt"/>
    </style:style>
    <style:style style:name="P2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1da5f6"/>
    </style:style>
    <style:style style:name="P3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1b4971"/>
    </style:style>
    <style:style style:name="P4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103c7"/>
    </style:style>
    <style:style style:name="P5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2cceb"/>
    </style:style>
    <style:style style:name="P6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31633"/>
    </style:style>
    <style:style style:name="P7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74984"/>
    </style:style>
    <style:style style:name="P8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83c68"/>
    </style:style>
    <style:style style:name="P9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99d47"/>
    </style:style>
    <style:style style:name="P10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ee919"/>
    </style:style>
    <style:style style:name="P11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d51de"/>
    </style:style>
    <style:style style:name="P12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2ff8f7"/>
    </style:style>
    <style:style style:name="P13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30b97d"/>
    </style:style>
    <style:style style:name="P14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327746"/>
    </style:style>
    <style:style style:name="P15" style:family="paragraph" style:parent-style-name="Standard">
      <style:paragraph-properties fo:line-height="115%" fo:padding="0.049cm" fo:border="none" style:shadow="none"/>
      <style:text-properties style:font-name="Linux Libertine O1" officeooo:rsid="001b4971" officeooo:paragraph-rsid="00331cd2"/>
    </style:style>
    <style:style style:name="P16" style:family="paragraph" style:parent-style-name="Standard">
      <style:paragraph-properties fo:line-height="115%" fo:text-align="center" style:justify-single-word="false" fo:break-before="page" fo:padding="0.049cm" fo:border-left="none" fo:border-right="none" fo:border-top="0.06pt solid #000000" fo:border-bottom="0.06pt solid #000000" style:shadow="#808080 0.101cm -0.101cm"/>
      <style:text-properties style:font-name="Linux Libertine O1" officeooo:rsid="001da5f6" officeooo:paragraph-rsid="00283c68"/>
    </style:style>
    <style:style style:name="P17" style:family="paragraph" style:parent-style-name="Standard">
      <style:paragraph-properties fo:line-height="115%" fo:text-align="center" style:justify-single-word="false" fo:break-before="page" fo:padding="0.049cm" fo:border-left="none" fo:border-right="none" fo:border-top="0.06pt solid #000000" fo:border-bottom="0.06pt solid #000000" style:shadow="#808080 0.101cm -0.101cm"/>
      <style:text-properties style:font-name="Linux Libertine O1" officeooo:rsid="001da5f6" officeooo:paragraph-rsid="002ff8f7"/>
    </style:style>
    <style:style style:name="P18" style:family="paragraph" style:parent-style-name="Standard">
      <style:paragraph-properties fo:line-height="115%" fo:text-align="center" style:justify-single-word="false" fo:break-before="page" fo:padding="0.049cm" fo:border-left="none" fo:border-right="none" fo:border-top="0.06pt solid #000000" fo:border-bottom="0.06pt solid #000000" style:shadow="#808080 0.101cm -0.101cm"/>
      <style:text-properties style:font-name="Linux Libertine O1" officeooo:rsid="001da5f6" officeooo:paragraph-rsid="001da5f6"/>
    </style:style>
    <style:style style:name="P19" style:family="paragraph" style:parent-style-name="Standard">
      <style:paragraph-properties fo:line-height="115%" fo:padding="0.049cm" fo:border="none" style:shadow="none"/>
      <style:text-properties style:font-name="Linux Libertine O1" fo:font-weight="bold" officeooo:rsid="002ff8f7" officeooo:paragraph-rsid="002ff8f7" style:font-weight-asian="bold" style:font-weight-complex="bold"/>
    </style:style>
    <style:style style:name="P20" style:family="paragraph" style:parent-style-name="Standard">
      <style:paragraph-properties fo:line-height="115%" fo:text-align="center" style:justify-single-word="false" fo:padding="0.049cm" fo:border-left="none" fo:border-right="none" fo:border-top="0.06pt solid #000000" fo:border-bottom="0.06pt solid #000000" style:shadow="#808080 0.101cm -0.101cm"/>
      <style:text-properties style:font-name="Linux Libertine O1" fo:font-weight="bold" officeooo:rsid="003534c6" officeooo:paragraph-rsid="003534c6" style:font-weight-asian="bold" style:font-weight-complex="bold"/>
    </style:style>
    <style:style style:name="P21" style:family="paragraph" style:parent-style-name="Standard">
      <style:paragraph-properties fo:line-height="115%" fo:padding="0.049cm" fo:border="none" style:shadow="none"/>
      <style:text-properties style:font-name="Linux Libertine O1" officeooo:paragraph-rsid="00240e88"/>
    </style:style>
    <style:style style:name="P22" style:family="paragraph" style:parent-style-name="Standard">
      <style:paragraph-properties fo:line-height="115%" fo:padding="0.049cm" fo:border="none" style:shadow="none"/>
      <style:text-properties style:font-name="Linux Libertine O1" officeooo:paragraph-rsid="00299d47"/>
    </style:style>
    <style:style style:name="T1" style:family="text">
      <style:text-properties officeooo:rsid="010628f0"/>
    </style:style>
    <style:style style:name="T2" style:family="text">
      <style:text-properties officeooo:rsid="001b4971"/>
    </style:style>
    <style:style style:name="T3" style:family="text">
      <style:text-properties style:font-name="Linux Libertine O" officeooo:rsid="0030b97d" style:font-name-asian="Noto Serif CJK SC" style:font-name-complex="Lohit Devanagari1"/>
    </style:style>
    <style:style style:name="T4" style:family="text">
      <style:text-properties style:font-name-asian="Noto Serif CJK SC" style:font-name-complex="Lohit Devanagari1"/>
    </style:style>
    <style:style style:name="T5" style:family="text">
      <style:text-properties officeooo:rsid="001da5f6" style:font-name-asian="Noto Serif CJK SC" style:font-name-complex="Lohit Devanagari1"/>
    </style:style>
    <style:style style:name="T6" style:family="text">
      <style:text-properties officeooo:rsid="001b4971" style:font-name-asian="Noto Serif CJK SC" style:font-name-complex="Lohit Devanagari1"/>
    </style:style>
    <style:style style:name="T7" style:family="text">
      <style:text-properties officeooo:rsid="001f9773" style:font-name-asian="Noto Serif CJK SC" style:font-name-complex="Lohit Devanagari1"/>
    </style:style>
    <style:style style:name="T8" style:family="text">
      <style:text-properties officeooo:rsid="002103c7" style:font-name-asian="Noto Serif CJK SC" style:font-name-complex="Lohit Devanagari1"/>
    </style:style>
    <style:style style:name="T9" style:family="text">
      <style:text-properties officeooo:rsid="0022cceb" style:font-name-asian="Noto Serif CJK SC" style:font-name-complex="Lohit Devanagari1"/>
    </style:style>
    <style:style style:name="T10" style:family="text">
      <style:text-properties officeooo:rsid="00231633" style:font-name-asian="Noto Serif CJK SC" style:font-name-complex="Lohit Devanagari1"/>
    </style:style>
    <style:style style:name="T11" style:family="text">
      <style:text-properties officeooo:rsid="00240e88" style:font-name-asian="Noto Serif CJK SC" style:font-name-complex="Lohit Devanagari1"/>
    </style:style>
    <style:style style:name="T12" style:family="text">
      <style:text-properties officeooo:rsid="0025fd59" style:font-name-asian="Noto Serif CJK SC" style:font-name-complex="Lohit Devanagari1"/>
    </style:style>
    <style:style style:name="T13" style:family="text">
      <style:text-properties officeooo:rsid="00274984" style:font-name-asian="Noto Serif CJK SC" style:font-name-complex="Lohit Devanagari1"/>
    </style:style>
    <style:style style:name="T14" style:family="text">
      <style:text-properties officeooo:rsid="00283c68" style:font-name-asian="Noto Serif CJK SC" style:font-name-complex="Lohit Devanagari1"/>
    </style:style>
    <style:style style:name="T15" style:family="text">
      <style:text-properties officeooo:rsid="00299d47" style:font-name-asian="Noto Serif CJK SC" style:font-name-complex="Lohit Devanagari1"/>
    </style:style>
    <style:style style:name="T16" style:family="text">
      <style:text-properties officeooo:rsid="002b377e" style:font-name-asian="Noto Serif CJK SC" style:font-name-complex="Lohit Devanagari1"/>
    </style:style>
    <style:style style:name="T17" style:family="text">
      <style:text-properties officeooo:rsid="002ce786" style:font-name-asian="Noto Serif CJK SC" style:font-name-complex="Lohit Devanagari1"/>
    </style:style>
    <style:style style:name="T18" style:family="text">
      <style:text-properties officeooo:rsid="002d51de" style:font-name-asian="Noto Serif CJK SC" style:font-name-complex="Lohit Devanagari1"/>
    </style:style>
    <style:style style:name="T19" style:family="text">
      <style:text-properties officeooo:rsid="002e3781" style:font-name-asian="Noto Serif CJK SC" style:font-name-complex="Lohit Devanagari1"/>
    </style:style>
    <style:style style:name="T20" style:family="text">
      <style:text-properties officeooo:rsid="002ee919" style:font-name-asian="Noto Serif CJK SC" style:font-name-complex="Lohit Devanagari1"/>
    </style:style>
    <style:style style:name="T21" style:family="text">
      <style:text-properties officeooo:rsid="002ff8f7" style:font-name-asian="Noto Serif CJK SC" style:font-name-complex="Lohit Devanagari1"/>
    </style:style>
    <style:style style:name="T22" style:family="text">
      <style:text-properties officeooo:rsid="0030b97d" style:font-name-asian="Noto Serif CJK SC" style:font-name-complex="Lohit Devanagari1"/>
    </style:style>
    <style:style style:name="T23" style:family="text">
      <style:text-properties officeooo:rsid="003186c4" style:font-name-asian="Noto Serif CJK SC" style:font-name-complex="Lohit Devanagari1"/>
    </style:style>
    <style:style style:name="T24" style:family="text">
      <style:text-properties officeooo:rsid="00327746" style:font-name-asian="Noto Serif CJK SC" style:font-name-complex="Lohit Devanagari1"/>
    </style:style>
    <style:style style:name="T25" style:family="text">
      <style:text-properties officeooo:rsid="00331cd2" style:font-name-asian="Noto Serif CJK SC" style:font-name-complex="Lohit Devanagari1"/>
    </style:style>
    <style:style style:name="T26" style:family="text">
      <style:text-properties officeooo:rsid="003431bd" style:font-name-asian="Noto Serif CJK SC" style:font-name-complex="Lohit Devanagari1"/>
    </style:style>
    <style:style style:name="T27" style:family="text">
      <style:text-properties officeooo:rsid="003534c6" style:font-name-asian="Noto Serif CJK SC" style:font-name-complex="Lohit Devanagari1"/>
    </style:style>
    <style:style style:name="T28" style:family="text">
      <style:text-properties officeooo:rsid="00354ec9" style:font-name-asian="Noto Serif CJK SC" style:font-name-complex="Lohit Devanagari1"/>
    </style:style>
    <style:style style:name="T29" style:family="text">
      <style:text-properties officeooo:rsid="001da5f6"/>
    </style:style>
    <style:style style:name="T30" style:family="text">
      <style:text-properties style:font-name-asian="Linux Libertine O" style:font-name-complex="Linux Libertine O"/>
    </style:style>
    <style:style style:name="T31" style:family="text">
      <style:text-properties officeooo:rsid="001b4971" style:font-name-asian="Linux Libertine O" style:font-name-complex="Linux Libertine O"/>
    </style:style>
    <style:style style:name="T32" style:family="text">
      <style:text-properties officeooo:rsid="001da5f6" style:font-name-asian="Linux Libertine O" style:font-name-complex="Linux Libertine O"/>
    </style:style>
    <style:style style:name="T33" style:family="text">
      <style:text-properties officeooo:rsid="00231633" style:font-name-asian="Linux Libertine O" style:font-name-complex="Linux Libertine O"/>
    </style:style>
    <style:style style:name="T34" style:family="text">
      <style:text-properties officeooo:rsid="00240e88" style:font-name-asian="Linux Libertine O" style:font-name-complex="Linux Libertine O"/>
    </style:style>
    <style:style style:name="T35" style:family="text">
      <style:text-properties fo:font-weight="bold" officeooo:rsid="001b4971" style:font-name-asian="Noto Serif CJK SC" style:font-weight-asian="bold" style:font-name-complex="Lohit Devanagari1" style:font-weight-complex="bold"/>
    </style:style>
    <style:style style:name="T36" style:family="text">
      <style:text-properties fo:font-weight="bold" officeooo:rsid="00283c68" style:font-name-asian="Noto Serif CJK SC" style:font-weight-asian="bold" style:font-name-complex="Lohit Devanagari1" style:font-weight-complex="bold"/>
    </style:style>
    <style:style style:name="T37" style:family="text">
      <style:text-properties fo:font-weight="bold" officeooo:rsid="002ff8f7" style:font-name-asian="Noto Serif CJK SC" style:font-weight-asian="bold" style:font-name-complex="Lohit Devanagari1" style:font-weight-complex="bold"/>
    </style:style>
    <style:style style:name="T38" style:family="text">
      <style:text-properties officeooo:rsid="00283c68"/>
    </style:style>
    <style:style style:name="T39" style:family="text">
      <style:text-properties fo:language="fr" fo:country="FR" fo:font-style="italic" officeooo:rsid="00299d47" style:font-name-asian="Noto Serif CJK SC" style:font-style-asian="italic" style:font-name-complex="Lohit Devanagari1" style:font-style-complex="italic"/>
    </style:style>
    <style:style style:name="T40" style:family="text">
      <style:text-properties fo:text-transform="uppercase" officeooo:rsid="002d51de" style:font-name-asian="Noto Serif CJK SC" style:font-name-complex="Lohit Devanagari1"/>
    </style:style>
    <style:style style:name="T41" style:family="text">
      <style:text-properties fo:font-style="italic" style:font-name-asian="Noto Serif CJK SC" style:font-style-asian="italic" style:font-name-complex="Lohit Devanagari1" style:font-style-complex="italic"/>
    </style:style>
    <style:style style:name="T42" style:family="text">
      <style:text-properties fo:font-style="italic" officeooo:rsid="001f9773" style:font-name-asian="Noto Serif CJK SC" style:font-style-asian="italic" style:font-name-complex="Lohit Devanagari1" style:font-style-complex="italic"/>
    </style:style>
    <style:style style:name="T43" style:family="text">
      <style:text-properties fo:font-style="italic" officeooo:rsid="002103c7" style:font-name-asian="Noto Serif CJK SC" style:font-style-asian="italic" style:font-name-complex="Lohit Devanagari1" style:font-style-complex="italic"/>
    </style:style>
    <style:style style:name="T44" style:family="text">
      <style:text-properties fo:font-style="italic" officeooo:rsid="0022cceb" style:font-name-asian="Noto Serif CJK SC" style:font-style-asian="italic" style:font-name-complex="Lohit Devanagari1" style:font-style-complex="italic"/>
    </style:style>
    <style:style style:name="T45" style:family="text">
      <style:text-properties fo:font-style="italic" officeooo:rsid="00231633" style:font-name-asian="Noto Serif CJK SC" style:font-style-asian="italic" style:font-name-complex="Lohit Devanagari1" style:font-style-complex="italic"/>
    </style:style>
    <style:style style:name="T46" style:family="text">
      <style:text-properties fo:font-style="italic" officeooo:rsid="00240e88" style:font-name-asian="Noto Serif CJK SC" style:font-style-asian="italic" style:font-name-complex="Lohit Devanagari1" style:font-style-complex="italic"/>
    </style:style>
    <style:style style:name="T47" style:family="text">
      <style:text-properties fo:font-style="italic" officeooo:rsid="00299d47" style:font-name-asian="Noto Serif CJK SC" style:font-style-asian="italic" style:font-name-complex="Lohit Devanagari1" style:font-style-complex="italic"/>
    </style:style>
    <style:style style:name="T48" style:family="text">
      <style:text-properties fo:font-style="italic" officeooo:rsid="002b377e" style:font-name-asian="Noto Serif CJK SC" style:font-style-asian="italic" style:font-name-complex="Lohit Devanagari1" style:font-style-complex="italic"/>
    </style:style>
    <style:style style:name="T49" style:family="text">
      <style:text-properties fo:font-style="italic" officeooo:rsid="002e3781" style:font-name-asian="Noto Serif CJK SC" style:font-style-asian="italic" style:font-name-complex="Lohit Devanagari1" style:font-style-complex="italic"/>
    </style:style>
    <style:style style:name="T50" style:family="text">
      <style:text-properties fo:font-style="italic" officeooo:rsid="002ee919" style:font-name-asian="Noto Serif CJK SC" style:font-style-asian="italic" style:font-name-complex="Lohit Devanagari1" style:font-style-complex="italic"/>
    </style:style>
    <style:style style:name="T51" style:family="text">
      <style:text-properties fo:font-style="italic" officeooo:rsid="0030b97d" style:font-name-asian="Noto Serif CJK SC" style:font-style-asian="italic" style:font-name-complex="Lohit Devanagari1" style:font-style-complex="italic"/>
    </style:style>
    <style:style style:name="T52" style:family="text">
      <style:text-properties fo:font-style="italic" officeooo:rsid="003186c4" style:font-name-asian="Noto Serif CJK SC" style:font-style-asian="italic" style:font-name-complex="Lohit Devanagari1" style:font-style-complex="italic"/>
    </style:style>
    <style:style style:name="T53" style:family="text">
      <style:text-properties fo:font-style="italic" officeooo:rsid="00327746" style:font-name-asian="Noto Serif CJK SC" style:font-style-asian="italic" style:font-name-complex="Lohit Devanagari1" style:font-style-complex="italic"/>
    </style:style>
    <style:style style:name="T54" style:family="text">
      <style:text-properties fo:font-style="italic" officeooo:rsid="00331cd2" style:font-name-asian="Noto Serif CJK SC" style:font-style-asian="italic" style:font-name-complex="Lohit Devanagari1" style:font-style-complex="italic"/>
    </style:style>
    <style:style style:name="T55" style:family="text">
      <style:text-properties officeooo:rsid="003534c6"/>
    </style:style>
    <style:style style:name="T56" style:family="text">
      <style:text-properties officeooo:rsid="00354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6">C</text:span><text:span text:style-name="T4">onsignes pour faire passer l’épreuve</text:span></text:p>
      <text:p text:style-name="P2"><text:span text:style-name="T30"/></text:p>
      <text:p text:style-name="P2"><text:span text:style-name="T30">•</text:span><text:span text:style-name="T4"> </text:span><text:span text:style-name="T5">Les élèves se mettent en groupe de 1,2 ou 3 élèves.</text:span></text:p>
      <text:p text:style-name="P2"><text:span text:style-name="T32">•</text:span><text:span text:style-name="T5"> Les dictées sont distribuées face cachée à raison d’une dictée par élève.</text:span></text:p>
      <text:p text:style-name="P2"><text:span text:style-name="T32">•</text:span><text:span text:style-name="T5"> L’enseignant(e) explique aux élèves qu’ils devront</text:span></text:p>
      <text:p text:style-name="P2"><text:span text:style-name="T5"><text:tab/>(1) écrire leur nom, leur prénom et leur classe en haut à gauche du document.</text:span></text:p>
      <text:p text:style-name="P2"><text:span text:style-name="T5"><text:tab/>(2) entourer les erreurs qu’ils verront dans la dictée; le nombre d’erreurs est indiqué en haut du document. Signaler qu’il n’y a pas d’erreurs sur les noms propres du texte</text:span></text:p>
      <text:p text:style-name="P3"><text:span text:style-name="T29"><text:tab/>(3) </text:span><text:span text:style-name="T56">demander à ce que </text:span><text:span text:style-name="T29">chaque erreur </text:span><text:span text:style-name="T56">soit corrigée </text:span><text:span text:style-name="T29">en réécrivant le mot fautif au dessus ou en dessous du mot initial sans utiliser leur cahier, sans utiliser de manuel ou de livre (Bescherelle ou apparenté)</text:span></text:p>
      <text:p text:style-name="P2"><text:span text:style-name="T32">•</text:span><text:span text:style-name="T5"> L’enseignant donne alors le signal du début de l’épreuve.</text:span></text:p>
      <text:p text:style-name="P2"><text:span text:style-name="T32">•</text:span><text:span text:style-name="T5"> Pendant 10 minutes, les élèves cherchent les erreurs : </text:span><text:span text:style-name="T28">c’est une course de vitesse.</text:span></text:p>
      <text:p text:style-name="P2"><text:span text:style-name="T32">•</text:span><text:span text:style-name="T5"> Au bout du temps imparti, l’enseignant lit le texte, demande aux élèves d’essayer de le corriger. L’important est autant de relever les erreurs qu’il fallait corriger que </text:span><text:span text:style-name="T28">de reprendre </text:span><text:span text:style-name="T5">les erreurs que les élèves ont cru à tort voir dans le texte. </text:span><text:span text:style-name="T27">On peut organiser un concours pour compter les points par groupe.</text:span></text:p>
      <text:p text:style-name="P2"><text:span text:style-name="T32">•</text:span><text:span text:style-name="T5"> Enfin, faire coller la dictée à la fin du cahier.</text:span></text:p>
      <text:p text:style-name="P2"><text:span text:style-name="T5"/></text:p>
      <text:p text:style-name="P18"><text:span text:style-name="T35">Entraînement sur 20 erreurs / dictée n°1</text:span></text:p>
      <text:p text:style-name="P3"/>
      <text:p text:style-name="P3"><text:tab/><text:span text:style-name="T30">•</text:span><text:span text:style-name="T4"> </text:span>sérieusses &gt; sérieuses [règle du -s- intervocalique]</text:p>
      <text:p text:style-name="P3"><text:tab/><text:span text:style-name="T30">•</text:span><text:span text:style-name="T4"> </text:span>commençent&gt;commencent [règle de la cédille avant a,o,u]</text:p>
      <text:p text:style-name="P3"><text:tab/><text:span text:style-name="T30">•</text:span><text:span text:style-name="T4"> </text:span>aprés&gt;après [forme des accents, problème de la neutralisation du timbre [ε]/[e] en français moderne] </text:p>
      <text:p text:style-name="P3"><text:tab/><text:span text:style-name="T30">•</text:span><text:span text:style-name="T4"> réussi&gt;réussie [règle d’accord du participe passé utilisé sans auxiliaire]</text:span></text:p>
      <text:p text:style-name="P3"><text:span text:style-name="T4"><text:tab/></text:span><text:span text:style-name="T30">•</text:span><text:span text:style-name="T4"> écosse&gt;Ecosse [différence entre un nom commun et un nom propre]</text:span></text:p>
      <text:p text:style-name="P3"><text:span text:style-name="T30"><text:tab/>•</text:span><text:span text:style-name="T4"> </text:span><text:span text:style-name="T7">a&gt;à [différence entre les homophones de [a]]</text:span></text:p>
      <text:p text:style-name="P4"><text:tab/><text:span text:style-name="T30">•</text:span><text:span text:style-name="T4"> </text:span><text:span text:style-name="T7">éco</text:span><text:span text:style-name="T8">|</text:span><text:span text:style-name="T7">ssaise&gt;écos|saise [on coupe un mot à la syllabe, les consonnes doubles étant coupées en deux : </text:span><text:span text:style-name="T42">é|cos|sai|se</text:span><text:span text:style-name="T7">]</text:span></text:p>
      <text:p text:style-name="P4"><text:span text:style-name="T4"><text:tab/></text:span><text:span text:style-name="T30">•</text:span><text:span text:style-name="T4"> </text:span><text:span text:style-name="T8">apparu&gt;apparue </text:span><text:span text:style-name="T4">[règle d’accord du participe passé utilisé </text:span><text:span text:style-name="T8">avec l’</text:span><text:span text:style-name="T4">auxiliaire </text:span><text:span text:style-name="T41">ê</text:span><text:span text:style-name="T43">tre</text:span><text:span text:style-name="T4">]</text:span></text:p>
      <text:p text:style-name="P5"><text:span text:style-name="T30"><text:tab/>•</text:span><text:span text:style-name="T4"> </text:span><text:span text:style-name="T9">rappelée&gt; rappelé </text:span><text:span text:style-name="T4">[règle d’accord du participe passé utilisé </text:span><text:span text:style-name="T8">avec l’</text:span><text:span text:style-name="T4">auxiliaire </text:span><text:span text:style-name="T44">avoir</text:span><text:span text:style-name="T4">]</text:span></text:p>
      <text:p text:style-name="P3"><text:tab/><text:span text:style-name="T30">•</text:span><text:span text:style-name="T4"> </text:span><text:span text:style-name="T10">radicale&gt;radical [problème orthographique des adjectifs en -al (</text:span><text:span text:style-name="T45">final</text:span><text:span text:style-name="T10">)et en -ale (</text:span><text:span text:style-name="T45">bicéphale</text:span><text:span text:style-name="T10">)]</text:span></text:p>
      <text:p text:style-name="P3"><text:span text:style-name="T4"><text:tab/></text:span><text:span text:style-name="T30">•</text:span><text:span text:style-name="T4"> </text:span><text:span text:style-name="T10">relevé&gt;relever [problème des finales homophones en [e]]</text:span></text:p>
      <text:p text:style-name="P3"><text:span text:style-name="T30"><text:tab/>•</text:span><text:span text:style-name="T4"> </text:span><text:span text:style-name="T10">se&gt;ce [différence entre le pronom personnel se et le déterminal démonstratif ce]</text:span></text:p>
      <text:p text:style-name="P3"><text:tab/><text:span text:style-name="T30">•</text:span><text:span text:style-name="T4"> </text:span><text:span text:style-name="T10">grot&gt;gros [passage par le féminin pour entendre la consonne muette : </text:span><text:span text:style-name="T45">gros, grosse</text:span><text:span text:style-name="T10">]</text:span></text:p>
      <text:p text:style-name="P6"><text:span text:style-name="T33"><text:tab/>•</text:span><text:span text:style-name="T10"> à</text:span><text:span text:style-name="T7">&gt;</text:span><text:span text:style-name="T10">a </text:span><text:span text:style-name="T7">[différence entre les homophones de [a]]</text:span></text:p>
      <text:p text:style-name="P6"><text:span text:style-name="T4"><text:tab/></text:span><text:span text:style-name="T30">•</text:span><text:span text:style-name="T4"> </text:span><text:span text:style-name="T10">renouvelè&gt;renouvelé </text:span><text:span text:style-name="T4">[forme des accents, problème de la neutralisation du timbre [ε]/[e] en français moderne] </text:span></text:p>
      <text:p text:style-name="P3"><text:span text:style-name="T30"><text:tab/>•</text:span><text:span text:style-name="T4"> </text:span><text:span text:style-name="T11">foi&gt;fois [homophones de [fwa]]</text:span></text:p>
      <text:p text:style-name="P21"><text:span text:style-name="T2"><text:tab/></text:span><text:span text:style-name="T31">•</text:span><text:span text:style-name="T6"> </text:span><text:span text:style-name="T11">ont&gt;on [homophones de [ɔ̃]]</text:span></text:p>
      <text:p text:style-name="P3"><text:span text:style-name="T4"><text:tab/></text:span><text:span text:style-name="T30">•</text:span><text:span text:style-name="T4"> </text:span><text:span text:style-name="T11">changent&gt;change [problème de l’accord d’un verbe avec le pronom personnel </text:span><text:span text:style-name="T46">on</text:span><text:span text:style-name="T11">]</text:span></text:p>
      <text:p text:style-name="P3"><text:span text:style-name="T30"><text:tab/>•</text:span><text:span text:style-name="T4"> </text:span><text:span text:style-name="T11">seul&gt;seuls [chaîne d’accord au pluriel]</text:span></text:p>
      <text:p text:style-name="P7"><text:span text:style-name="T34"><text:tab/>•</text:span><text:span text:style-name="T11"> </text:span><text:span text:style-name="T12">sont</text:span><text:span text:style-name="T11">&gt;</text:span><text:span text:style-name="T12">son [</text:span><text:span text:style-name="T13">homophones de </text:span><text:span text:style-name="T11">[</text:span><text:span text:style-name="T13">s</text:span><text:span text:style-name="T11">ɔ̃]</text:span><text:span text:style-name="T12">]</text:span></text:p>
      <text:p text:style-name="P16"><text:span text:style-name="T35">Entraînement sur 20 erreurs / dictée n°</text:span><text:span text:style-name="T36">2</text:span></text:p>
      <text:p text:style-name="P8"/>
      <text:p text:style-name="P19">Attention : le document corrigé n’entoure pas l’erreur sur parti(e)/emmené(e).</text:p>
      <text:p text:style-name="P8"/>
      <text:p text:style-name="P8"><text:tab/><text:span text:style-name="T30">•</text:span><text:span text:style-name="T4"> </text:span><text:span text:style-name="T14">rentré</text:span>&gt;<text:span text:style-name="T38">rentrer </text:span><text:span text:style-name="T10">[problème des finales homophones en [e]]</text:span></text:p>
      <text:p text:style-name="P8"><text:tab/><text:span text:style-name="T30">•</text:span><text:span text:style-name="T4"> </text:span><text:span text:style-name="T14">soupé</text:span><text:span text:style-name="T4">&gt;</text:span><text:span text:style-name="T14">souper </text:span><text:span text:style-name="T10">[problème des finales homophones en [e]]</text:span></text:p>
      <text:p text:style-name="P8"><text:span text:style-name="T4"><text:tab/></text:span><text:span text:style-name="T30">•</text:span><text:span text:style-name="T4"> </text:span><text:span text:style-name="T14">laiser&gt;laisser </text:span><text:span text:style-name="T4">[règle du -s- intervocalique]</text:span></text:p>
      <text:p text:style-name="P22"><text:span text:style-name="T6"><text:tab/></text:span><text:span text:style-name="T31">•</text:span><text:span text:style-name="T6"> </text:span><text:span text:style-name="T15">croix&gt;crois [homophones de [kʁwa] : </text:span><text:span text:style-name="T47">la croix, je crois, il croit</text:span><text:span text:style-name="T15">]</text:span></text:p>
      <text:p text:style-name="P22"><text:span text:style-name="T6"><text:tab/></text:span><text:span text:style-name="T31">•</text:span><text:span text:style-name="T6"> </text:span><text:span text:style-name="T15">envi&gt;envie [homophones de [ɑ̃vi] : </text:span><text:span text:style-name="T47">une envie, </text:span><text:span text:style-name="T39">« </text:span><text:span text:style-name="T47">à l’envi </text:span><text:span text:style-name="T39">»</text:span><text:span text:style-name="T15">]</text:span></text:p>
      <text:p text:style-name="P9"><text:span text:style-name="T4"><text:tab/></text:span><text:span text:style-name="T30">•</text:span><text:span text:style-name="T4"> </text:span><text:span text:style-name="T15">promi&gt;promis </text:span><text:span text:style-name="T10">[passage par le féminin pour entendre la consonne muette : </text:span><text:span text:style-name="T47">promis, promise</text:span><text:span text:style-name="T10">]</text:span></text:p>
      <text:p text:style-name="P10"><text:span text:style-name="T10"><text:tab/></text:span><text:span text:style-name="T33">•</text:span><text:span text:style-name="T10"> </text:span><text:span text:style-name="T20">parti&gt;partie ou emmenée&gt;emmené </text:span><text:span text:style-name="T4">[</text:span><text:span text:style-name="T26">il faut accorder ces deux formes de la même manière</text:span><text:span text:style-name="T21">; </text:span><text:span text:style-name="T4">règle d’accord du participe passé utilisé </text:span><text:span text:style-name="T8">avec l’</text:span><text:span text:style-name="T4">auxiliaire </text:span><text:span text:style-name="T9">avoir</text:span><text:span text:style-name="T4">]</text:span></text:p>
      <text:p text:style-name="P9"><text:span text:style-name="T4"><text:tab/></text:span><text:span text:style-name="T30">•</text:span><text:span text:style-name="T4"> </text:span><text:span text:style-name="T15">a&gt;à </text:span><text:span text:style-name="T7">[différence entre les homophones de [a]]</text:span></text:p>
      <text:p text:style-name="P8"><text:span text:style-name="T4"><text:tab/></text:span><text:span text:style-name="T30">•</text:span><text:span text:style-name="T4"> </text:span><text:span text:style-name="T16">atendait&gt;attendait [latin </text:span><text:span text:style-name="T48">ad</text:span><text:span text:style-name="T16"> + </text:span><text:span text:style-name="T48">tendre</text:span><text:span text:style-name="T16"> </text:span><text:span text:style-name="T17">avec assimilation</text:span><text:span text:style-name="T16">]</text:span></text:p>
      <text:p text:style-name="P8"><text:span text:style-name="T4"><text:tab/></text:span><text:span text:style-name="T30">•</text:span><text:span text:style-name="T4"> </text:span><text:span text:style-name="T17">ma&gt;m’a [différence entre les homophones de [ma]]</text:span></text:p>
      <text:p text:style-name="P11"><text:span text:style-name="T4"><text:tab/></text:span><text:span text:style-name="T30">•</text:span><text:span text:style-name="T4"> </text:span><text:span text:style-name="T18">caché&gt;cachée </text:span><text:span text:style-name="T4">[règle d’accord du participe passé utilisé </text:span><text:span text:style-name="T8">avec l’</text:span><text:span text:style-name="T4">auxiliaire </text:span><text:span text:style-name="T41">ê</text:span><text:span text:style-name="T43">tre</text:span><text:span text:style-name="T4">]</text:span></text:p>
      <text:p text:style-name="P11"><text:span text:style-name="T4"><text:tab/></text:span><text:span text:style-name="T30">•</text:span><text:span text:style-name="T4"> </text:span><text:span text:style-name="T18">arbre&gt;arbres </text:span><text:span text:style-name="T11">[chaîne d’accord au pluriel]</text:span></text:p>
      <text:p text:style-name="P8"><text:span text:style-name="T4"><text:tab/></text:span><text:span text:style-name="T30">•</text:span><text:span text:style-name="T4"> </text:span><text:span text:style-name="T18">Sa&gt;Ca=</text:span><text:span text:style-name="T40">ç</text:span><text:span text:style-name="T18">a [homophones de [sa]; problème des diacritiques en majuscules]</text:span></text:p>
      <text:p text:style-name="P8"><text:span text:style-name="T4"><text:tab/></text:span><text:span text:style-name="T30">•</text:span><text:span text:style-name="T4"> </text:span><text:span text:style-name="T19">fares&gt;phares [confusion </text:span><text:span text:style-name="T49">far</text:span><text:span text:style-name="T19">=dessert breton/</text:span><text:span text:style-name="T49">fard/fart/phare</text:span><text:span text:style-name="T19">]</text:span></text:p>
      <text:p text:style-name="P10"><text:span text:style-name="T4"><text:tab/></text:span><text:span text:style-name="T30">•</text:span><text:span text:style-name="T4"> </text:span><text:span text:style-name="T20">grimpé&gt;grimper </text:span><text:span text:style-name="T10">[problème des finales homophones en [e]]</text:span></text:p>
      <text:p text:style-name="P10"><text:span text:style-name="T4"><text:tab/></text:span><text:span text:style-name="T30">•</text:span><text:span text:style-name="T4"> </text:span><text:span text:style-name="T20">fermer&gt;fermé </text:span><text:span text:style-name="T10">[problème des finales homophones en [e]]</text:span></text:p>
      <text:p text:style-name="P10"><text:span text:style-name="T4"><text:tab/></text:span><text:span text:style-name="T30">•</text:span><text:span text:style-name="T4"> </text:span><text:span text:style-name="T20">s’est&gt;c’est [homophones de [s</text:span><text:span text:style-name="T4">ε</text:span><text:span text:style-name="T20">], </text:span><text:span text:style-name="T50">c’est</text:span><text:span text:style-name="T20">=</text:span><text:span text:style-name="T50">cela est</text:span><text:span text:style-name="T20">]</text:span></text:p>
      <text:p text:style-name="P8"><text:span text:style-name="T4"><text:tab/></text:span><text:span text:style-name="T30">•</text:span><text:span text:style-name="T4"> </text:span><text:span text:style-name="T20">qui&gt;qu’il [erreur de prononciation]</text:span></text:p>
      <text:p text:style-name="P10"><text:span text:style-name="T4"><text:tab/></text:span><text:span text:style-name="T30">•</text:span><text:span text:style-name="T4"> </text:span><text:span text:style-name="T20">bouton&gt;boutons</text:span><text:span text:style-name="T11"> [chaîne d’accord au pluriel]</text:span></text:p>
      <text:p text:style-name="P10"><text:span text:style-name="T4"><text:tab/></text:span><text:span text:style-name="T30">•</text:span><text:span text:style-name="T4"> </text:span><text:span text:style-name="T20">partous&gt;partout [</text:span><text:span text:style-name="T50">partout</text:span><text:span text:style-name="T20"> = </text:span><text:span text:style-name="T50">par</text:span><text:span text:style-name="T20"> + </text:span><text:span text:style-name="T50">tout</text:span><text:span text:style-name="T20">, on ne prononce pas [pa</text:span><text:span text:style-name="T15">ʁ</text:span><text:span text:style-name="T20">tus]]</text:span></text:p>
      <text:p text:style-name="P8"><text:span text:style-name="T4"><text:tab/></text:span></text:p>
      <text:p text:style-name="P17"><text:span text:style-name="T35">Entraînement sur 20 erreurs / dictée n°</text:span><text:span text:style-name="T37">10</text:span></text:p>
      <text:p text:style-name="P12"/>
      <text:p text:style-name="P12"><text:tab/><text:span text:style-name="T30">•</text:span><text:span text:style-name="T4"> </text:span><text:span text:style-name="T21">france&gt;France </text:span><text:span text:style-name="T4">[différence entre un nom commun et un nom propre]</text:span></text:p>
      <text:p text:style-name="P13"><text:span text:style-name="T10"><text:tab/></text:span><text:span text:style-name="T33">•</text:span><text:span text:style-name="T10"> </text:span><text:span text:style-name="T22">connu&gt;connue </text:span><text:span text:style-name="T4">[règle d’accord du participe passé utilisé </text:span><text:span text:style-name="T8">avec l’</text:span><text:span text:style-name="T4">auxiliaire </text:span><text:span text:style-name="T9">avoir</text:span><text:span text:style-name="T4">]</text:span></text:p>
      <text:p text:style-name="P12"><text:span text:style-name="T10"><text:tab/></text:span><text:span text:style-name="T33">•</text:span><text:span text:style-name="T10"> </text:span><text:span text:style-name="T22">déj</text:span><text:span text:style-name="T3">á&gt;déjà [forme des accents]</text:span></text:p>
      <text:p text:style-name="P12"><text:span text:style-name="T10"><text:tab/></text:span><text:span text:style-name="T33">•</text:span><text:span text:style-name="T10"> </text:span><text:span text:style-name="T22">impatc&gt;impact [consonnes muettes ou non à la fin d’un mot]</text:span></text:p>
      <text:p text:style-name="P12"><text:span text:style-name="T10"><text:tab/></text:span><text:span text:style-name="T33">•</text:span><text:span text:style-name="T10"> </text:span><text:span text:style-name="T22">élèctricité&gt;électricité [règle de l’absence d’accent avant plusieurs consonnes]</text:span></text:p>
      <text:p text:style-name="P13"><text:span text:style-name="T10"><text:tab/></text:span><text:span text:style-name="T33">•</text:span><text:span text:style-name="T10"> </text:span><text:span text:style-name="T22">nucléairs&gt; nucléaires [adjectifs en -air (</text:span><text:span text:style-name="T51">impair</text:span><text:span text:style-name="T22">) et en -aire (</text:span><text:span text:style-name="T51">polaire</text:span><text:span text:style-name="T22">)]</text:span></text:p>
      <text:p text:style-name="P13"><text:span text:style-name="T10"><text:tab/></text:span><text:span text:style-name="T33">•</text:span><text:span text:style-name="T10"> </text:span><text:span text:style-name="T22">a&gt;à </text:span><text:span text:style-name="T7">[différence entre les homophones de [a]]</text:span></text:p>
      <text:p text:style-name="P12"><text:span text:style-name="T10"><text:tab/></text:span><text:span text:style-name="T33">•</text:span><text:span text:style-name="T10"> </text:span><text:span text:style-name="T22">arret&gt;arrêt [l’ancien -s- se trouve réduit à un accent circonflexe mais existe encore dans </text:span><text:span text:style-name="T51">arrestation</text:span><text:span text:style-name="T22">]</text:span></text:p>
      <text:p text:style-name="P12"><text:span text:style-name="T10"><text:tab/></text:span><text:span text:style-name="T33">•</text:span><text:span text:style-name="T10"> </text:span><text:span text:style-name="T22">du&gt;dû [particularités du participe passé de </text:span><text:span text:style-name="T51">devoir</text:span><text:span text:style-name="T22"> : </text:span><text:span text:style-name="T51">dû, due, dus, dues</text:span><text:span text:style-name="T22">]</text:span></text:p>
      <text:p text:style-name="P13"><text:span text:style-name="T10"><text:tab/></text:span><text:span text:style-name="T33">•</text:span><text:span text:style-name="T10"> </text:span><text:span text:style-name="T22">baissé&gt;baisser </text:span><text:span text:style-name="T10">[problème des finales homophones en [e]]</text:span></text:p>
      <text:p text:style-name="P13"><text:span text:style-name="T10"><text:tab/></text:span><text:span text:style-name="T33">•</text:span><text:span text:style-name="T10"> </text:span><text:span text:style-name="T22">sinificative&gt; significative [problème de l’écriture de [ni] : ni (</text:span><text:span text:style-name="T51">Nicolas</text:span><text:span text:style-name="T22">), gni (</text:span><text:span text:style-name="T51">magnifique</text:span><text:span text:style-name="T22">)]</text:span></text:p>
      <text:p text:style-name="P13"><text:span text:style-name="T10"><text:tab/></text:span><text:span text:style-name="T33">•</text:span><text:span text:style-name="T10"> </text:span><text:span text:style-name="T22">autre&gt;autres </text:span><text:span text:style-name="T11">[chaîne d’accord au pluriel]</text:span></text:p>
      <text:p text:style-name="P12"><text:span text:style-name="T10"><text:tab/></text:span><text:span text:style-name="T33">•</text:span><text:span text:style-name="T10"> </text:span><text:span text:style-name="T23">notament&gt;notamment [écriture du son [am] : amm (</text:span><text:span text:style-name="T52">flamme</text:span><text:span text:style-name="T23">) et am (</text:span><text:span text:style-name="T52">Amérique</text:span><text:span text:style-name="T23">)]</text:span></text:p>
      <text:p text:style-name="P12"><text:span text:style-name="T10"><text:tab/></text:span><text:span text:style-name="T33">•</text:span><text:span text:style-name="T10"> </text:span><text:span text:style-name="T24">comptent&gt;compte [accord avec le pronom relatif qui, lui-même renvoyant au </text:span><text:span text:style-name="T53">Rhône</text:span><text:span text:style-name="T24">]</text:span></text:p>
      <text:p text:style-name="P14"><text:span text:style-name="T10"><text:tab/></text:span><text:span text:style-name="T33">•</text:span><text:span text:style-name="T10"> </text:span><text:span text:style-name="T24">réacteur&gt;réacteurs </text:span><text:span text:style-name="T11">[chaîne d’accord au pluriel]</text:span></text:p>
      <text:p text:style-name="P14"><text:span text:style-name="T10"><text:tab/></text:span><text:span text:style-name="T33">•</text:span><text:span text:style-name="T10"> </text:span><text:span text:style-name="T24">sont&gt;son</text:span><text:span text:style-name="T12"> [</text:span><text:span text:style-name="T13">homophones de </text:span><text:span text:style-name="T11">[</text:span><text:span text:style-name="T13">s</text:span><text:span text:style-name="T11">ɔ̃]</text:span><text:span text:style-name="T12">]</text:span></text:p>
      <text:p text:style-name="P12"><text:span text:style-name="T10"><text:tab/></text:span><text:span text:style-name="T33">•</text:span><text:span text:style-name="T10"> </text:span><text:span text:style-name="T24">pourrait&gt;pourraient [le sujet est </text:span><text:span text:style-name="T53">quatorze réacteurs</text:span><text:span text:style-name="T24">; le double -rr- est dû au radical du futur, aussi utilisé pour le conditionnel présent : </text:span><text:span text:style-name="T53">je pourrai, je pourrais</text:span><text:span text:style-name="T24">]</text:span></text:p>
      <text:p text:style-name="P12"><text:span text:style-name="T10"><text:tab/></text:span><text:span text:style-name="T33">•</text:span><text:span text:style-name="T10"> ê</text:span><text:span text:style-name="T25">l|re&gt;êt|re [lettre illisible et absence de tiret pour marquer la fin du mot]</text:span></text:p>
      <text:p text:style-name="P15"><text:span text:style-name="T10"><text:tab/></text:span><text:span text:style-name="T33">•</text:span><text:span text:style-name="T10"> </text:span><text:span text:style-name="T25">arrêtées&gt;arrêtées </text:span><text:span text:style-name="T4">[règle d’accord du participe passé utilisé </text:span><text:span text:style-name="T8">avec l’</text:span><text:span text:style-name="T4">auxiliaire ê</text:span><text:span text:style-name="T8">tre; </text:span><text:span text:style-name="T25">l’accord se fait ici avec </text:span><text:span text:style-name="T54">quatorze réacteurs</text:span><text:span text:style-name="T4">]</text:span></text:p>
      <text:p text:style-name="P12"><text:span text:style-name="T10"><text:tab/></text:span><text:span text:style-name="T33">•</text:span><text:span text:style-name="T10"> </text:span><text:span text:style-name="T25">pluseurs&gt;plusieurs</text:span></text:p>
      <text:p text:style-name="P12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/>
    <style:font-face style:name="Linux Libertine O1" svg:font-family="'Linux Libertine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nux Libertine O1" fo:font-size="6pt" officeooo:rsid="005f93c4" officeooo:paragraph-rsid="001b4971" style:font-size-asian="6pt" style:font-size-complex="6pt"/>
    </style:style>
    <style:style style:name="MT1" style:family="text">
      <style:text-properties officeooo:rsid="001b4971"/>
    </style:style>
    <style:style style:name="MT2" style:family="text">
      <style:text-properties officeooo:rsid="003534c6"/>
    </style:style>
    <style:style style:name="MT3" style:family="text">
      <style:text-properties officeooo:rsid="010628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number:date-style style:name="N10073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span text:style-name="MT1">Entraînement 20 erreurs / document pour l’enseignant</text:span> / v. <text:span text:style-name="MT2">2</text:span><text:span text:style-name="MT3"> </text:span><text:span text:style-name="MT3"><text:date style:data-style-name="N10073" text:date-value="2023-09-24T17:42:32.140296273">2023-09-24 17:42:10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6:40:09.440303945</meta:creation-date>
    <dc:date>2023-09-24T17:42:21.342968009</dc:date>
    <meta:editing-duration>PT1H2M</meta:editing-duration>
    <meta:editing-cycles>25</meta:editing-cycles>
    <meta:generator>LibreOffice/7.5.6.2$Linux_X86_64 LibreOffice_project/50$Build-2</meta:generator>
    <meta:document-statistic meta:table-count="0" meta:image-count="0" meta:object-count="0" meta:page-count="4" meta:paragraph-count="77" meta:word-count="858" meta:character-count="5595" meta:non-whitespace-character-count="4747"/>
  </office:meta>
</office:document-meta>
</file>